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24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Type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Joseph Blumenthal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December 29, 1891</text:p>
      <text:p text:style-name="P4">Month<text:tab/><text:tab/><text:tab/><text:tab/><text:tab/><text:tab/>December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Hon. Joseph Blumenthal./</text:p>
      <text:p text:style-name="P2">My dear Sir:/</text:p>
      <text:p text:style-name="P2"><text:tab/>Our letters crossed each other. <text:s/>While you were addressing/ me yesterday, I was mailing aletter[sic!] which you must have received/ this morning. <text:s/>Mr. Jacob Rothschild's place of residence is Cawker/ City, Kansas. <text:s/>His mother died in Shamokin, hence he was there last/ week. <text:s/>He possibly may be there yet. <text:s/>If you forward your official/ acknowledgment to either place it will reach him. <text:s/>Before I forget,/ let me ask that you will kindly mention in your biennial report/ Mr. Solomon Gans' yearly donation of fifty Dollars to the Seminary./ <text:s/>The last time he appeared dissatisfied at not seeing his name among/ the friends of the institution./</text:p>
      <text:p text:style-name="P2"><text:tab/>Shortly before I was taken ill, Dr. Drachman wrote me that/ he intended delivering the initial lecture of the winter course. <text:s/>I/ had resilved[sic!] to request several of my clerical colleagues to aid me/ towards carrying out the program laid out last fall. <text:s/>Confidentially/ speaking, it seems almost a fatality that, aside from my being in-/capacitated by sickness, several of our ministers have had their minds/ disturbed by reason of Congregational demands for changes in the/ occupants of the pulpit. <text:s/>Dr. S. S. <text:soft-page-break/>Cohen, who was also expected to speak/ to our students, is professionally busy, and troubled because his/ mother is suffering much at present with the grip. <text:s/>Can you not con-/sult with Mr. Max Cohen, and agree upon some who will consent to be/ heard at the institution advantageously to it and usefully to its/ attendants? <text:s/>The weather is provokingly against me. <text:s/>I had hoped that/ a series of fine days would encourage my attempt to go out, but my/ physician has put his veto on it. <text:s/>In fact, I am bodily too weak yet/ to let my will have its own way. <text:s/>On all sides I hear Joseph Hertz/ well spoken of./ <text:s/>Yours truly,/ S. Morais./</text:p>
      <text:p text:style-name="P2">Philadelphia, Dec. 29, 1891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4:13:02.22</meta:creation-date>
    <dc:date>2011-11-29T14:39:36.84</dc:date>
    <dc:creator>Penn Libraries</dc:creator>
    <meta:editing-duration>PT00H11M2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5" meta:word-count="478" meta:character-count="3133"/>
  </office:meta>
</office:document-meta>
</file>